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5736in"/>
        </style:tab-stops>
      </style:paragraph-properties>
    </style:style>
    <style:style style:name="P2" style:family="paragraph" style:parent-style-name="Standard" style:list-style-name="L1">
      <style:paragraph-properties>
        <style:tab-stops>
          <style:tab-stop style:position="1.5736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5736in"/>
        </style:tab-stops>
      </style:paragraph-properties>
    </style:style>
    <style:style style:name="P4" style:family="paragraph" style:parent-style-name="Standard" style:list-style-name="L2">
      <style:paragraph-properties>
        <style:tab-stops>
          <style:tab-stop style:position="1.8535in"/>
        </style:tab-stops>
      </style:paragraph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</text:p>
      <text:p text:style-name="Standard"/>
      <text:p text:style-name="Standard"># basic</text:p>
      <text:list xml:id="list2097060503" text:style-name="L1">
        <text:list-item>
          <text:p text:style-name="P2">Initialize:<text:tab/>git init</text:p>
        </text:list-item>
        <text:list-item>
          <text:p text:style-name="P2">Add to stage:<text:tab/>git add filename</text:p>
        </text:list-item>
        <text:list-item>
          <text:p text:style-name="P2">reset from stage:<text:tab/>git reset filename</text:p>
        </text:list-item>
        <text:list-item>
          <text:p text:style-name="P2">commit:<text:tab/>git commit -m “description”</text:p>
        </text:list-item>
        <text:list-item>
          <text:p text:style-name="P2">#</text:p>
        </text:list-item>
        <text:list-item>
          <text:p text:style-name="P2">status<text:tab/>git status</text:p>
        </text:list-item>
        <text:list-item>
          <text:p text:style-name="P2">differences<text:tab/>git diff</text:p>
        </text:list-item>
        <text:list-item>
          <text:p text:style-name="P2">log of commits<text:tab/>git log</text:p>
        </text:list-item>
        <text:list-item>
          <text:p text:style-name="P2">restore file in WD<text:tab/>git checkout HEAD filename</text:p>
        </text:list-item>
        <text:list-item>
          <text:p text:style-name="P2">restore old commit<text:tab/>git reset commit_SHA(first 7 digits)</text:p>
        </text:list-item>
        <text:list-item>
          <text:p text:style-name="P2"/>
        </text:list-item>
      </text:list>
      <text:p text:style-name="P1"/>
      <text:p text:style-name="P1"># different values</text:p>
      <text:p text:style-name="P1">HEAD<text:tab/>current commit (mostly last one)</text:p>
      <text:p text:style-name="P1">SHA<text:tab/>ID of commit</text:p>
      <text:p text:style-name="P1"/>
      <text:p text:style-name="P1"># Branches – different ways of your project</text:p>
      <text:list xml:id="list1966564835" text:style-name="L2">
        <text:list-item>
          <text:p text:style-name="P4">What is my branch?<text:tab/>git branch</text:p>
        </text:list-item>
        <text:list-item>
          <text:p text:style-name="P4">start new branch<text:tab/>git branch new_branch_name</text:p>
        </text:list-item>
        <text:list-item>
          <text:p text:style-name="P4">switch branch<text:tab/>git checkout branch_name</text:p>
        </text:list-item>
        <text:list-item>
          <text:p text:style-name="P4">merge branch to current<text:tab/>git merge branch_name</text:p>
        </text:list-item>
        <text:list-item>
          <text:p text:style-name="P4">delete branch<text:tab/>git branch -d branch_name</text:p>
        </text:list-item>
        <text:list-item>
          <text:p text:style-name="P4"/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roid Sans Mono" style:font-name-asian="WenQuanYi Micro Hei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Sichman</meta:initial-creator>
    <meta:creation-date>2015-12-03T16:55:59</meta:creation-date>
    <dc:date>2015-12-03T18:17:53</dc:date>
    <dc:creator>Peter Sichman</dc:creator>
    <meta:editing-duration>PT20M54S</meta:editing-duration>
    <meta:editing-cycles>1</meta:editing-cycles>
    <meta:document-statistic meta:table-count="0" meta:image-count="0" meta:object-count="0" meta:page-count="1" meta:paragraph-count="21" meta:word-count="117" meta:character-count="630" meta:non-whitespace-character-count="549"/>
    <meta:generator>LibreOffice/3.5$Linux_X86_64 LibreOffice_project/350m1$Build-2</meta:generator>
  </office:meta>
</office:document-meta>
</file>